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A3000004A7DFB57DAA36820AC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338cm, 0cm, 0cm, 26.814cm)" draw:image-opacity="100%" style:mirror="none" style:protect="position siz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451cm" fo:min-width="0.426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307cm" fo:min-width="0.2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487cm" fo:min-width="2.259cm"/>
    </style:style>
    <style:style style:name="gr5" style:family="graphic" style:parent-style-name="objectwithoutfill">
      <style:graphic-properties svg:stroke-width="0.106cm" svg:stroke-color="#ff4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04cm"/>
      <style:paragraph-properties style:writing-mode="lr-tb"/>
    </style:style>
    <style:style style:name="gr7" style:family="graphic" style:parent-style-name="objectwithoutfill">
      <style:graphic-properties svg:stroke-width="0.106cm" svg:stroke-color="#ffde5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  <style:paragraph-properties style:writing-mode="lr-tb"/>
    </style:style>
    <style:style style:name="gr9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876cm" svg:height="14.393cm" svg:x="1.75cm" svg:y="12cm">
          <draw:image xlink:href="Pictures/10000001000006A3000004A7DFB57DAA36820AC0.png" xlink:type="simple" xlink:show="embed" xlink:actuate="onLoad" draw:mime-type="image/png">
            <text:p/>
          </draw:image>
        </draw:frame>
        <draw:custom-shape draw:style-name="gr2" draw:text-style-name="P2" draw:layer="layout" svg:width="0.926cm" svg:height="1.701cm" svg:x="2.986cm" svg:y="12.4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26cm" svg:height="1.701cm" svg:x="3.288cm" svg:y="17.0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26cm" svg:height="1.701cm" svg:x="3.59cm" svg:y="21.0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cm" svg:height="0.557cm" svg:x="4.129cm" svg:y="25.1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59cm" svg:height="0.737cm" svg:x="4.328cm" svg:y="13.1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59cm" svg:height="0.737cm" svg:x="7.711cm" svg:y="12.8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59cm" svg:height="0.737cm" svg:x="13.721cm" svg:y="12.5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136cm" svg:y1="15.384cm" svg:x2="18.937cm" svg:y2="14.325cm">
          <text:p/>
        </draw:line>
        <draw:line draw:style-name="gr5" draw:text-style-name="P1" draw:layer="layout" svg:x1="2cm" svg:y1="12.25cm" svg:x2="2.75cm" svg:y2="25.25cm">
          <text:p/>
        </draw:line>
        <draw:frame draw:style-name="gr6" draw:text-style-name="P3" draw:layer="layout" svg:width="1.704cm" svg:height="0.725cm" svg:x="2.136cm" svg:y="14.469cm">
          <draw:text-box>
            <text:p><text:span text:style-name="T1">Power</text:span></text:p>
          </draw:text-box>
        </draw:frame>
        <draw:line draw:style-name="gr7" draw:text-style-name="P1" draw:layer="layout" svg:x1="15.271cm" svg:y1="17.576cm" svg:x2="15.403cm" svg:y2="14.798cm">
          <text:p/>
        </draw:line>
        <draw:frame draw:style-name="gr8" draw:text-style-name="P3" draw:layer="layout" svg:width="1.539cm" svg:height="0.725cm" svg:x="15.271cm" svg:y="15.793cm">
          <draw:text-box>
            <text:p><text:span text:style-name="T1">xDSL</text:span></text:p>
          </draw:text-box>
        </draw:frame>
        <draw:line draw:style-name="gr9" draw:text-style-name="P1" draw:layer="layout" svg:x1="12.946cm" svg:y1="22.735cm" svg:x2="16.461cm" svg:y2="20.052cm">
          <text:p/>
        </draw:line>
        <draw:line draw:style-name="gr9" draw:text-style-name="P1" draw:layer="layout" svg:x1="12.947cm" svg:y1="22.736cm" svg:x2="8.732cm" svg:y2="21.129cm">
          <text:p/>
        </draw:line>
        <draw:frame draw:style-name="gr10" draw:text-style-name="P3" draw:layer="layout" svg:width="1.704cm" svg:height="0.725cm" svg:x="11.907cm" svg:y="21.651cm">
          <draw:text-box>
            <text:p><text:span text:style-name="T1">Dipole</text:span></text:p>
          </draw:text-box>
        </draw:frame>
        <draw:frame draw:style-name="gr10" draw:text-style-name="P3" draw:layer="layout" svg:width="1.704cm" svg:height="0.725cm" svg:x="15.717cm" svg:y="22.252cm">
          <draw:text-box>
            <text:p><text:span text:style-name="T1">-98</text:span></text:p>
          </draw:text-box>
        </draw:frame>
        <draw:frame draw:style-name="gr10" draw:text-style-name="P3" draw:layer="layout" svg:width="1.704cm" svg:height="0.725cm" svg:x="12.789cm" svg:y="22.975cm">
          <draw:text-box>
            <text:p><text:span text:style-name="T1">-100</text:span></text:p>
          </draw:text-box>
        </draw:frame>
        <draw:frame draw:style-name="gr10" draw:text-style-name="P3" draw:layer="layout" svg:width="1.704cm" svg:height="0.725cm" svg:x="7.761cm" svg:y="22.276cm">
          <draw:text-box>
            <text:p><text:span text:style-name="T1">-101</text:span></text:p>
          </draw:text-box>
        </draw:frame>
        <draw:frame draw:style-name="gr10" draw:text-style-name="P3" draw:layer="layout" svg:width="1.704cm" svg:height="0.725cm" svg:x="7.038cm" svg:y="20.294cm">
          <draw:text-box>
            <text:p><text:span text:style-name="T1">-101</text:span></text:p>
          </draw:text-box>
        </draw:frame>
        <draw:frame draw:style-name="gr10" draw:text-style-name="P3" draw:layer="layout" svg:width="1.704cm" svg:height="0.725cm" svg:x="7.303cm" svg:y="18.372cm">
          <draw:text-box>
            <text:p><text:span text:style-name="T1">-104</text:span></text:p>
          </draw:text-box>
        </draw:frame>
        <draw:frame draw:style-name="gr10" draw:text-style-name="P3" draw:layer="layout" svg:width="1.704cm" svg:height="0.725cm" svg:x="10.69cm" svg:y="16.449cm">
          <draw:text-box>
            <text:p><text:span text:style-name="T1">-106</text:span></text:p>
          </draw:text-box>
        </draw:frame>
        <draw:frame draw:style-name="gr10" draw:text-style-name="P3" draw:layer="layout" svg:width="1.704cm" svg:height="0.725cm" svg:x="13.567cm" svg:y="16.38cm">
          <draw:text-box>
            <text:p><text:span text:style-name="T1">-103</text:span></text:p>
          </draw:text-box>
        </draw:frame>
        <draw:frame draw:style-name="gr10" draw:text-style-name="P3" draw:layer="layout" svg:width="1.704cm" svg:height="0.725cm" svg:x="7.163cm" svg:y="18.938cm">
          <draw:text-box>
            <text:p><text:span text:style-name="T1">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1T10:46:53.323879362</meta:creation-date>
    <dc:date>2023-06-11T10:19:06.527410116</dc:date>
    <meta:editing-duration>PT8M55S</meta:editing-duration>
    <meta:editing-cycles>2</meta:editing-cycles>
    <meta:generator>LibreOffice/7.3.7.2$Linux_X86_64 LibreOffice_project/30$Build-2</meta:generator>
    <meta:document-statistic meta:object-count="24"/>
  </office:meta>
</office:document-meta>
</file>